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écrire la police de caractères Neucha cursive</text:p>
      <text:p text:style-name="Standard"/>
      <text:p text:style-name="Text_20_body">La police de caractères Neucha cursive est une police manuscrite qui présente un style élégant et fluide. Voici quelques éléments pour la décrire :</text:p>
      <text:list text:style-name="L1">
        <text:list-item>
          <text:p text:style-name="P1">Forme des caractères : Les caractères de Neucha cursive sont basés sur une écriture à la main avec des traits fluides et courbes, donnant une impression de mouvement et de spontanéité. Les lettres sont généralement inclinées vers la droite et sont reliées les unes aux autres pour imiter l'écriture cursive.</text:p>
        </text:list-item>
        <text:list-item>
          <text:p text:style-name="P1">Épaisseur des traits : Les traits de Neucha cursive sont généralement fins, ce qui confère à la police une apparence délicate et légère. Cependant, les traits peuvent également être modérément épais, ce qui ajoute de la lisibilité à la police.</text:p>
        </text:list-item>
        <text:list-item>
          <text:p text:style-name="P1">Détails des caractères : Les caractères de Neucha cursive présentent des détails subtils tels que des boucles, des fioritures et des accents qui ajoutent de la personnalité à la police. Ces détails donnent l'impression que l'écriture a été réalisée à la main avec soin.</text:p>
        </text:list-item>
        <text:list-item>
          <text:p text:style-name="P1">Espacement des caractères : L'espacement entre les lettres dans Neucha cursive est généralement étroit pour imiter l'écriture cursive naturelle, mais il peut varier en fonction de la taille de la police ou du contexte d'utilisation.</text:p>
        </text:list-item>
        <text:list-item>
          <text:p text:style-name="P1">Lisibilité : Bien que Neucha cursive ait un aspect manuscrit, elle reste généralement lisible, avec des caractères clairement identifiables. Cependant, en raison de son style cursif, elle peut nécessiter une attention supplémentaire pour être lue avec précision, en particulier à de petites tailles de police.</text:p>
        </text:list-item>
      </text:list>
      <text:p text:style-name="Text_20_body">En résumé, la police de caractères Neucha cursive présente un style manuscrit élégant avec des traits fluides, des détails subtils et un espacement étroit entre les lettres. Elle offre une apparence délicate et légère, tout en conservant une certaine lisibilité.</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3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3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6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3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7T11:46:12.878000000</meta:creation-date>
    <dc:date>2023-04-17T11:46:48.492000000</dc:date>
    <meta:editing-duration>PT35S</meta:editing-duration>
    <meta:editing-cycles>2</meta:editing-cycles>
    <meta:generator>LibreOffice/7.5.2.2$Windows_X86_64 LibreOffice_project/53bb9681a964705cf672590721dbc85eb4d0c3a2</meta:generator>
    <meta:document-statistic meta:table-count="0" meta:image-count="0" meta:object-count="0" meta:page-count="1" meta:paragraph-count="8" meta:word-count="290" meta:character-count="1825" meta:non-whitespace-character-count="1548"/>
  </office:meta>
</office:document-meta>
</file>